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17cm"/>
    </style:style>
    <style:style style:name="表格1.A1" style:family="table-cell">
      <style:table-cell-properties style:vertical-align="middle"/>
    </style:style>
    <style:style style:name="表格2" style:family="table">
      <style:table-properties style:width="6.205cm" table:align="left"/>
    </style:style>
    <style:style style:name="表格2.A" style:family="table-column">
      <style:table-column-properties style:column-width="6.205cm"/>
    </style:style>
    <style:style style:name="表格2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 loext:contextual-spacing="false" style:line-height-at-least="0.688cm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688cm" fo:text-indent="0cm" style:auto-text-indent="false" fo:padding="0cm" fo:border="none"/>
      <style:text-properties fo:color="#000000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88cm" fo:text-indent="0cm" style:auto-text-indent="false" fo:padding="0cm" fo:border="none"/>
      <style:text-properties fo:color="#000000" style:font-name-asian="Arial" style:font-size-asian="10.5pt"/>
    </style:style>
    <style:style style:name="T1" style:family="text">
      <style:text-properties fo:font-size="10pt"/>
    </style:style>
    <style:style style:name="T2" style:family="text">
      <style:text-properties style:font-size-asian="10pt"/>
    </style:style>
    <style:style style:name="T3" style:family="text">
      <style:text-properties style:font-name="Arial" fo:font-size="10.5pt"/>
    </style:style>
    <style:style style:name="T4" style:family="text">
      <style:text-properties style:font-name-asian="Arial" style:font-size-asian="10.5pt"/>
    </style:style>
    <style:style style:name="T5" style:family="text">
      <style:text-properties fo:color="#000000" style:font-name="Arial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entos7 install 安装mysql</text:h>
      <text:p text:style-name="Text_20_body"><text:span text:style-name="T2">时间</text:span><text:span text:style-name="T1">:</text:span>2014-09-30 01:36<text:span text:style-name="T2">来源</text:span><text:span text:style-name="T1">:</text:span>csdn <text:span text:style-name="T2">作者</text:span><text:span text:style-name="T1">:</text:span>Arnold_wang <text:a xlink:type="simple" xlink:href="http://www.centoscn.com/plus/erraddsave.php?aid=3881&amp;title=centos7%20install%20安装mysql" office:target-frame-name="_blank" xlink:show="new" text:style-name="Internet_20_link" text:visited-style-name="Visited_20_Internet_20_Link">举报</text:a> <text:span text:style-name="T2">点击</text:span><text:span text:style-name="T1">:</text:span>30440次</text:p>
      <text:p text:style-name="P2"><text:span text:style-name="T3">CentOS 7</text:span><text:span text:style-name="T4">的</text:span><text:span text:style-name="T3">yum</text:span><text:span text:style-name="T4">源中貌似没有正常安装</text:span><text:span text:style-name="T3">mysql</text:span><text:span text:style-name="T4">时的</text:span><text:span text:style-name="T3">mysql-sever</text:span><text:span text:style-name="T4">文件，需要去官网上下载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<text:span text:style-name="Source_20_Text"># wget http://dev.mysql.com/get/mysql-community-release-el7-5.noarch.rpm</text:span></text:p>
            <text:p text:style-name="Table_20_Contents"><text:span text:style-name="Source_20_Text"># rpm -ivh mysql-community-release-el7-5.noarch.rpm</text:span></text:p>
            <text:p text:style-name="Table_20_Contents"><text:span text:style-name="Source_20_Text"># yum install mysql-community-server</text:span></text:p>
          </table:table-cell>
        </table:table-row>
      </table:table>
      <text:p text:style-name="P2"><text:span text:style-name="T4">成功安装之后重启</text:span><text:span text:style-name="T3">mysql</text:span><text:span text:style-name="T4">服务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<text:span text:style-name="Source_20_Text"># service mysqld restart</text:span></text:p>
          </table:table-cell>
        </table:table-row>
      </table:table>
      <text:p text:style-name="P2"><text:span text:style-name="T4">初次安装</text:span><text:span text:style-name="T3">mysql</text:span><text:span text:style-name="T4">是</text:span><text:span text:style-name="T3">root</text:span><text:span text:style-name="T4">账户是没有密码的</text:span></text:p>
      <text:p text:style-name="P3">设置密码的方法</text:p>
      <text:p text:style-name="P1"><text:span text:style-name="Source_20_Text"><text:span text:style-name="T5"># mysql -uroot</text:span></text:span></text:p>
      <text:p text:style-name="P1"><text:span text:style-name="Source_20_Text"><text:span text:style-name="T5">mysql&gt; set</text:span></text:span><text:span text:style-name="T5"> </text:span><text:span text:style-name="Source_20_Text"><text:span text:style-name="T5">password for</text:span></text:span><text:span text:style-name="T5"> </text:span><text:span text:style-name="Source_20_Text"><text:span text:style-name="T5">‘root’@‘localhost’ = password('mypasswd');</text:span></text:span></text:p>
      <text:p text:style-name="P1"><text:span text:style-name="Source_20_Text"><text:span text:style-name="T5">mysql&gt; exit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1:46.412766490</meta:creation-date>
    <dc:date>2017-02-08T09:42:05.074191799</dc:date>
    <meta:editing-duration>PT19S</meta:editing-duration>
    <meta:editing-cycles>1</meta:editing-cycles>
    <meta:document-statistic meta:table-count="2" meta:image-count="0" meta:object-count="0" meta:page-count="1" meta:paragraph-count="13" meta:word-count="110" meta:character-count="446" meta:non-whitespace-character-count="419"/>
    <meta:generator>LibreOffice/5.1.4.2$Linux_X86_64 LibreOffice_project/10m0$Build-2</meta:generator>
  </office:meta>
</office:document-meta>
</file>